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Discreet_25_20Dark-outline1">
      <style:graphic-properties draw:fit-to-size="shrink-to-fit"/>
    </style:style>
    <style:style style:name="md2odp-TitleText" style:family="presentation" style:display-name="md2odp-TitleText" style:parent-style-name="Discreet_25_20Dark-title">
      <style:graphic-properties draw:auto-grow-height="true"/>
    </style:style>
    <style:style style:name="md2odp-BreakTitleText" style:family="presentation" style:display-name="md2odp-BreakTitleText" style:parent-style-name="Discreet_25_20Dark1-title">
      <style:graphic-properties draw:auto-grow-height="true"/>
    </style:style>
    <text:list-style style:name="OutlineListStyle" style:display-name="Discreet%20Dark-outline1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3333BB" style:family="text" style:display-name="md2odp-TColor3333BB">
      <style:text-properties fo:color="#3333BB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Land Register Workshop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Anthony Beck</text:span></text:p>
            <text:p><text:span text:style-name="T1">The Data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text:span/>
      <draw:page draw:id="page1" draw:name="Installing python&#10;&#10;" draw:master-page-name="Discreet_25_20Dark1" presentation:presentation-page-layout-name="AL3T19">
        <draw:frame svg:width="25.199cm" svg:height="3.507cm" draw:z-index="0" svg:x="1.401cm" svg:y="0.2cm" presentation:class="title" presentation:style-name="md2odp-BreakTitleText">
          <draw:text-box>
            <text:p><text:span>Installing python</text:span></text:p>
          </draw:text-box>
        </draw:frame>
        <draw:frame svg:width="25.199cm" svg:height="14.6cm" draw:z-index="0" svg:x="1.4cm" svg:y="4.2cm" presentation:class="outline" presentation:style-name="md2odp-OutlineText">
          <draw:text-box>
            <text:p><text:span><text:span>I skipped all this</text:span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style:use-window-font-color="true"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style:use-window-font-color="true"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Open Sans Condensed1" fo:font-family="'Open Sans Condensed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style:use-window-font-color="true"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style:use-window-font-color="true"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style:use-window-font-color="true"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 Condensed1" fo:font-family="'Open Sans Condensed'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title">
      <style:graphic-properties draw:auto-grow-height="false" fo:min-height="3.507cm"/>
    </style:style>
    <style:style style:name="Mpr2" style:family="presentation" style:parent-style-name="Discreet_25_20Dark-outline1">
      <style:graphic-properties fo:min-height="12.18cm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4" style:family="presentation" style:parent-style-name="Discreet_25_20Dark-backgroundobjects">
      <style:graphic-properties draw:fill="none" draw:textarea-vertical-align="middle"/>
    </style:style>
    <style:style style:name="Mpr5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iscreet_25_20Dark1-title">
      <style:graphic-properties draw:auto-grow-height="false" fo:min-height="3.507cm"/>
    </style:style>
    <style:style style:name="Mpr8" style:family="presentation" style:parent-style-name="Discreet_25_20Dark1-outline1">
      <style:graphic-properties fo:min-height="12.18cm"/>
    </style:style>
    <style:style style:name="Mpr9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iscreet_25_20Dark1-backgroundobjects">
      <style:graphic-properties draw:fill="none" draw:textarea-vertical-align="middle"/>
    </style:style>
    <style:style style:name="Mpr11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Mpr1" draw:layer="backgroundobjects" svg:width="25.199cm" svg:height="2.364cm" svg:x="1.401cm" svg:y="0.436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6cm" svg:x="1.4cm" svg:y="4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1.4cm" svg:y1="3.4cm" svg:x2="26.599cm" svg:y2="3.4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Mpr7" draw:layer="backgroundobjects" svg:width="25.199cm" svg:height="3.507cm" svg:x="1.401cm" svg:y="0.2cm" presentation:class="title">
        <draw:text-box>
          <text:p>Click to edit the title text format</text:p>
        </draw:text-box>
      </draw:frame>
      <draw:frame presentation:style-name="Mpr8" draw:layer="backgroundobjects" svg:width="25.199cm" svg:height="13.693cm" svg:x="1.401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0" draw:text-style-name="MP7" draw:layer="backgroundobjects" svg:x1="4cm" svg:y1="4cm" svg:x2="24.2cm" svg:y2="4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10M59S</meta:editing-duration>
    <meta:editing-cycles>8</meta:editing-cycles>
    <meta:generator>lpOD Python 1.1.6</meta:generator>
    <meta:initial-creator>Thorsten Behrens</meta:initial-creator>
    <dc:date>2017-11-14T19:14:50.075223285</dc:date>
    <meta:document-statistic meta:object-count="38"/>
  </office:meta>
</office:document-meta>
</file>